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2" style:family="graphic" style:parent-style-name="Object_20_with_20_no_20_fill_20_and_20_no_20_line">
      <style:graphic-properties svg:stroke-color="#000000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_20_with_20_no_20_fill_20_and_20_no_20_line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_20_with_20_no_20_fill_20_and_20_no_20_line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8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cm" fo:min-width="1.25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cm" fo:min-width="2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386cm" fo:min-width="1.25cm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cm" fo:min-width="0cm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77cm" fo:min-width="0.2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1.386cm" fo:min-width="1.25cm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5cm" fo:min-width="0cm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477cm" fo:min-width="0.2cm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56cm" fo:min-width="0.266cm" style:writing-mode="lr-tb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656cm" fo:min-width="0.26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3cm" svg:x2="5cm" svg:y2="3cm">
          <text:p/>
        </draw:line>
        <draw:line draw:style-name="gr1" draw:text-style-name="P1" draw:layer="layout" svg:x1="5cm" svg:y1="2.5cm" svg:x2="5cm" svg:y2="3.5cm">
          <text:p/>
        </draw:line>
        <draw:line draw:style-name="gr1" draw:text-style-name="P1" draw:layer="layout" svg:x1="5.25cm" svg:y1="2.5cm" svg:x2="5.25cm" svg:y2="3.5cm">
          <text:p/>
        </draw:line>
        <draw:line draw:style-name="gr1" draw:text-style-name="P1" draw:layer="layout" svg:x1="6.25cm" svg:y1="3cm" svg:x2="5.25cm" svg:y2="3cm">
          <text:p/>
        </draw:line>
        <draw:line draw:style-name="gr1" draw:text-style-name="P1" draw:layer="layout" svg:x1="7cm" svg:y1="3cm" svg:x2="8cm" svg:y2="3cm">
          <text:p/>
        </draw:line>
        <draw:line draw:style-name="gr1" draw:text-style-name="P1" draw:layer="layout" svg:x1="8cm" svg:y1="2.75cm" svg:x2="8cm" svg:y2="3.25cm">
          <text:p/>
        </draw:line>
        <draw:line draw:style-name="gr1" draw:text-style-name="P1" draw:layer="layout" svg:x1="8cm" svg:y1="3.25cm" svg:x2="9.5cm" svg:y2="3.25cm">
          <text:p/>
        </draw:line>
        <draw:line draw:style-name="gr1" draw:text-style-name="P1" draw:layer="layout" svg:x1="8cm" svg:y1="2.75cm" svg:x2="9.5cm" svg:y2="2.75cm">
          <text:p/>
        </draw:line>
        <draw:line draw:style-name="gr1" draw:text-style-name="P1" draw:layer="layout" svg:x1="9.5cm" svg:y1="3.25cm" svg:x2="9.5cm" svg:y2="2.75cm">
          <text:p/>
        </draw:line>
        <draw:line draw:style-name="gr1" draw:text-style-name="P1" draw:layer="layout" svg:x1="9.5cm" svg:y1="3cm" svg:x2="10.5cm" svg:y2="3cm">
          <text:p/>
        </draw:line>
        <draw:ellipse draw:style-name="gr2" draw:text-style-name="P2" draw:layer="layout" svg:width="0.583cm" svg:height="0.455cm" svg:x="12cm" svg:y="2.75cm" draw:kind="arc" draw:start-angle="354.41" draw:end-angle="180.63">
          <text:p/>
        </draw:ellipse>
        <draw:ellipse draw:style-name="gr2" draw:text-style-name="P2" draw:layer="layout" svg:width="0.583cm" svg:height="0.455cm" svg:x="13.167cm" svg:y="2.75cm" draw:kind="arc" draw:start-angle="354.41" draw:end-angle="180.63">
          <text:p/>
        </draw:ellipse>
        <draw:ellipse draw:style-name="gr2" draw:text-style-name="P2" draw:layer="layout" svg:width="0.584cm" svg:height="0.455cm" svg:x="12.583cm" svg:y="2.75cm" draw:kind="arc" draw:start-angle="354.41" draw:end-angle="180.63">
          <text:p/>
        </draw:ellipse>
        <draw:line draw:style-name="gr3" draw:text-style-name="P1" draw:layer="layout" svg:x1="13.75cm" svg:y1="3cm" svg:x2="14.5cm" svg:y2="3cm">
          <text:p/>
        </draw:line>
        <draw:line draw:style-name="gr3" draw:text-style-name="P1" draw:layer="layout" svg:x1="12cm" svg:y1="3cm" svg:x2="11.25cm" svg:y2="3cm">
          <text:p/>
        </draw:line>
        <draw:line draw:style-name="gr4" draw:text-style-name="P1" draw:layer="layout" svg:x1="7.5cm" svg:y1="10.5cm" svg:x2="8.722cm" svg:y2="10.5cm">
          <text:p/>
        </draw:line>
        <draw:line draw:style-name="gr4" draw:text-style-name="P1" draw:layer="layout" svg:x1="8.722cm" svg:y1="9.75cm" svg:x2="8.722cm" svg:y2="11.25cm">
          <text:p/>
        </draw:line>
        <draw:line draw:style-name="gr4" draw:text-style-name="P1" draw:layer="layout" svg:x1="9.028cm" svg:y1="9.75cm" svg:x2="9.028cm" svg:y2="11.25cm">
          <text:p/>
        </draw:line>
        <draw:line draw:style-name="gr4" draw:text-style-name="P1" draw:layer="layout" svg:x1="10.25cm" svg:y1="10.5cm" svg:x2="9.028cm" svg:y2="10.5cm">
          <text:p/>
        </draw:line>
        <draw:ellipse draw:style-name="gr5" draw:text-style-name="P2" draw:layer="layout" svg:width="0.583cm" svg:height="0.455cm" svg:x="8cm" svg:y="8cm" draw:kind="arc" draw:start-angle="354.41" draw:end-angle="180.63">
          <text:p/>
        </draw:ellipse>
        <draw:ellipse draw:style-name="gr5" draw:text-style-name="P2" draw:layer="layout" svg:width="0.583cm" svg:height="0.455cm" svg:x="9.167cm" svg:y="8cm" draw:kind="arc" draw:start-angle="354.41" draw:end-angle="180.63">
          <text:p/>
        </draw:ellipse>
        <draw:ellipse draw:style-name="gr5" draw:text-style-name="P2" draw:layer="layout" svg:width="0.584cm" svg:height="0.455cm" svg:x="8.583cm" svg:y="8cm" draw:kind="arc" draw:start-angle="354.41" draw:end-angle="180.63">
          <text:p/>
        </draw:ellipse>
        <draw:line draw:style-name="gr6" draw:text-style-name="P1" draw:layer="layout" svg:x1="9.75cm" svg:y1="8.25cm" svg:x2="10.25cm" svg:y2="8.25cm">
          <text:p/>
        </draw:line>
        <draw:line draw:style-name="gr6" draw:text-style-name="P1" draw:layer="layout" svg:x1="8cm" svg:y1="8.25cm" svg:x2="7.25cm" svg:y2="8.25cm">
          <text:p/>
        </draw:line>
        <draw:line draw:style-name="gr6" draw:text-style-name="P1" draw:layer="layout" svg:x1="7.5cm" svg:y1="10.5cm" svg:x2="7.25cm" svg:y2="10.5cm">
          <text:p/>
        </draw:line>
        <draw:line draw:style-name="gr6" draw:text-style-name="P1" draw:layer="layout" svg:x1="7.25cm" svg:y1="8.25cm" svg:x2="7.25cm" svg:y2="10.5cm">
          <text:p/>
        </draw:line>
        <draw:line draw:style-name="gr6" draw:text-style-name="P1" draw:layer="layout" svg:x1="5.751cm" svg:y1="9.25cm" svg:x2="7.25cm" svg:y2="9.25cm">
          <text:p/>
        </draw:line>
        <draw:line draw:style-name="gr6" draw:text-style-name="P1" draw:layer="layout" svg:x1="10.25cm" svg:y1="10.5cm" svg:x2="10.25cm" svg:y2="8.25cm">
          <text:p/>
        </draw:line>
        <draw:line draw:style-name="gr6" draw:text-style-name="P1" draw:layer="layout" svg:x1="10.251cm" svg:y1="9.25cm" svg:x2="11.75cm" svg:y2="9.25cm">
          <text:p/>
        </draw:line>
        <draw:line draw:style-name="gr6" draw:text-style-name="P1" draw:layer="layout" svg:x1="11.75cm" svg:y1="9.25cm" svg:x2="11.75cm" svg:y2="12cm">
          <text:p/>
        </draw:line>
        <draw:line draw:style-name="gr6" draw:text-style-name="P1" draw:layer="layout" svg:x1="11.75cm" svg:y1="15cm" svg:x2="5.75cm" svg:y2="15cm">
          <text:p/>
        </draw:line>
        <draw:line draw:style-name="gr6" draw:text-style-name="P1" draw:layer="layout" svg:x1="11.75cm" svg:y1="12cm" svg:x2="14cm" svg:y2="12cm">
          <text:p/>
        </draw:line>
        <draw:line draw:style-name="gr6" draw:text-style-name="P1" draw:layer="layout" svg:x1="11.75cm" svg:y1="15cm" svg:x2="14cm" svg:y2="15cm">
          <text:p/>
        </draw:line>
        <draw:line draw:style-name="gr4" draw:text-style-name="P1" draw:layer="layout" svg:x1="11.75cm" svg:y1="12cm" svg:x2="11.75cm" svg:y2="12.75cm">
          <text:p/>
        </draw:line>
        <draw:line draw:style-name="gr4" draw:text-style-name="P1" draw:layer="layout" svg:x1="12cm" svg:y1="12.75cm" svg:x2="11.5cm" svg:y2="12.75cm">
          <text:p/>
        </draw:line>
        <draw:line draw:style-name="gr4" draw:text-style-name="P1" draw:layer="layout" svg:x1="11.5cm" svg:y1="12.75cm" svg:x2="11.5cm" svg:y2="14.25cm">
          <text:p/>
        </draw:line>
        <draw:line draw:style-name="gr4" draw:text-style-name="P1" draw:layer="layout" svg:x1="12cm" svg:y1="12.75cm" svg:x2="12cm" svg:y2="14.25cm">
          <text:p/>
        </draw:line>
        <draw:line draw:style-name="gr4" draw:text-style-name="P1" draw:layer="layout" svg:x1="11.5cm" svg:y1="14.25cm" svg:x2="12cm" svg:y2="14.25cm">
          <text:p/>
        </draw:line>
        <draw:line draw:style-name="gr4" draw:text-style-name="P1" draw:layer="layout" svg:x1="11.75cm" svg:y1="14.25cm" svg:x2="11.75cm" svg:y2="15cm">
          <text:p/>
        </draw:line>
        <draw:custom-shape draw:style-name="gr7" draw:text-style-name="P3" draw:layer="layout" svg:width="0.25cm" svg:height="0.25cm" svg:x="5.644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cm" svg:height="0.25cm" svg:x="5.645cm" svg:y="1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cm" svg:height="0.25cm" svg:x="13.91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cm" svg:height="0.25cm" svg:x="13.902cm" svg:y="1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75cm" svg:height="2.25cm" svg:x="5cm" svg:y="11.25cm">
          <text:p text:style-name="P2"><text:span text:style-name="T1">v</text:span><text:span text:style-name="T2">1</text:span><text:span text:style-name="T1">(t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2.25cm" svg:x="4.5cm" svg:y="9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2.25cm" svg:x="4.5cm" svg:y="12.7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cm" svg:height="1.636cm" svg:x="13.297cm" svg:y="12.891cm">
          <text:p text:style-name="P2">v<text:span text:style-name="T2">2</text:span>(t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75cm" svg:x="13.771cm" svg:y="12.464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7cm" svg:height="0.727cm" svg:x="13.689cm" svg:y="14.054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75cm" svg:height="1.636cm" svg:x="15.25cm" svg:y="2.387cm">
          <text:p text:style-name="P2">V<text:span text:style-name="T2">2</text:span><text:span text:style-name="T1">(t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75cm" svg:x="15.75cm" svg:y="1.523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cm" svg:height="0.727cm" svg:x="15.75cm" svg:y="4.023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6cm" svg:height="0.906cm" svg:x="10.558cm" svg:y="13.077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6cm" svg:height="0.906cm" svg:x="8.309cm" svg:y="1.673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6cm" svg:height="0.906cm" svg:x="8.484cm" svg:y="11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6cm" svg:height="0.906cm" svg:x="8.484cm" svg:y="7cm">
          <text:p text:style-name="P2">L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6cm" svg:height="0.906cm" svg:x="4.75cm" svg:y="1.594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6cm" svg:height="0.906cm" svg:x="12.484cm" svg:y="1.844cm">
          <text:p text:style-name="P2">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svg:stroke-color="#000000" draw:fill="solid" draw:fill-color="#729fcf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5:31:15.530829460</meta:creation-date>
    <dc:date>2025-03-11T12:08:02.508691940</dc:date>
    <meta:editing-duration>PT2H8M4S</meta:editing-duration>
    <meta:editing-cycles>3</meta:editing-cycles>
    <meta:generator>LibreOffice/24.2.7.2$Linux_X86_64 LibreOffice_project/420$Build-2</meta:generator>
    <meta:print-date>2025-03-09T15:53:49.701257066</meta:print-date>
    <meta:printed-by>PDF files</meta:printed-by>
    <meta:document-statistic meta:object-count="58"/>
  </office:meta>
</office:document-meta>
</file>